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7">
      <style:graphic-properties draw:fill-color="#ffffff" draw:auto-grow-height="true" fo:min-height="13.231cm"/>
    </style:style>
    <style:style style:name="pr3" style:family="presentation" style:parent-style-name="lyt-cool-notes" style:list-style-name="L8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at motivates a FOSS developer?</text:p>
          </draw:text-box>
        </draw:frame>
        <draw:frame presentation:style-name="pr2" draw:text-style-name="P1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1">COMP8440: FOSS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Lecture 9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03cm" svg:height="1.092cm" svg:x="1.398cm" svg:y="19.408cm">
          <draw:image xlink:href="Pictures/10000201000000580000001F516347E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Does motivation matter?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What is the aim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tivating someone to start the projec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ttracting good developers to the projec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Getting the most out of those developer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Encouraging good development practic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Is it the same as for proprietary software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ny common element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ften no employer/employee relationship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That can be good or bad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Scratching an itch</text:p>
          </draw:text-box>
        </draw:frame>
        <draw:frame draw:style-name="gr3" draw:text-style-name="P1" draw:layer="layout" svg:width="22.5cm" svg:height="2.384cm" svg:x="3.5cm" svg:y="11.5cm">
          <draw:text-box>
            <text:p text:style-name="P1"><text:span text:style-name="T1">Every good work of software starts by scratching a developer's personal itch</text:span></text:p>
            <text:p text:style-name="P1"><text:span text:style-name="T1"/></text:p>
            <text:p text:style-name="P1"><text:span text:style-name="T2">Eric Raymond, The Cathedral and the Bazaar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Opportunity to hack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FOSS as a career starter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w can a inexperienced developer get experience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roprietary software isn't available to be studie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OSS software is available, covers all areas of computin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No need to move and can be studied part tim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Programming can be addictiv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Good developers tend to enjoy programmin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he task becomes its own rewar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Highly visibl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 FOSS projects are highly visibl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 good programmer can quickly gain recogni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Ego-boo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Peer recognition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'ego-boo' refers to the ego boosting from peer recogni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eads to the strong cultural emphasis on giving fair credit and recogni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ften completely lacking in proprietary softwar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Contrast with self-recognition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OSS has a strong tradition of self-depreca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romotion of FOSS tends to come from users, not develop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 presentation:user-transformed="true">
          <draw:text-box>
            <text:p text:style-name="P1">Constructve Procrastination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Procrastinating student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ll students tend to procrastinat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tudents who are good programmers tend to practice 'constructive procrastination'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ften work on FOSS projects to avoid stud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Sometimes the FOSS project then becomes their career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Exampl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amba: developed by procrastinating student at ANU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inux kernel: developed by a student in Helsink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Company Supported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A new trend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ompany supported developers now make up a very large part of larger FOSS project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rend started in late 1990s as part of dot-com boom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ots of developers at large IT firms (eg. HP, IBM, Sun etc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Who is hired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trong preference for developers with proven recor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st start on FOSS as a hobb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World Domination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Beating someone els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 developers are motivated by beating the encumben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icrosoft is commonly cited as the target to bea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World domination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 common theme in FOSS humou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stly in jest, but some elements of trut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Immediate Reward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Speed of 'reward' is important for FOS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he 'reward' may be seeing something work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r may be getting patches accepte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Faster release cycl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OSS often has a fast release cycl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A public SCM means you don't need to wait for a releas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Important for new project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re developers are attracted when they can get immediate positive feedback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sual rule is not to announce a project till you have runnable c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t-shirt contest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Small rewards, big result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ackage a technical challeng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ffer a small reward (eg. a t-shirt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urprising number of entries!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Exampl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amba crypto challeng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ecurity challeng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ug-bounti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Key factor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ell defined problem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nteresting technical challeng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 publicity for the winn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ndrew Tridgell</meta:initial-creator>
    <meta:creation-date>2009-03-07T14:24:48</meta:creation-date>
    <dc:creator>Andrew Tridgell</dc:creator>
    <dc:date>2009-04-02T17:54:44</dc:date>
    <meta:editing-cycles>187</meta:editing-cycles>
    <meta:editing-duration>P6DT12H8M57S</meta:editing-duration>
    <meta:user-defined meta:name="Info 1"/>
    <meta:user-defined meta:name="Info 2"/>
    <meta:user-defined meta:name="Info 3"/>
    <meta:user-defined meta:name="Info 4"/>
    <meta:document-statistic meta:object-count="59"/>
  </office:meta>
</office:document-meta>
</file>